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2" svg:font-family="Robot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8125in" fo:margin-left="0in" fo:margin-top="0in" fo:margin-bottom="0in" table:align="left"/>
    </style:style>
    <style:style style:name="Table1.A" style:family="table-column">
      <style:table-column-properties style:column-width="2.4688in"/>
    </style:style>
    <style:style style:name="Table1.B" style:family="table-column">
      <style:table-column-properties style:column-width="4.3431in"/>
    </style:style>
    <style:style style:name="Table1.1" style:family="table-row">
      <style:table-row-properties style:min-row-height="1.3542in" fo:keep-together="auto"/>
    </style:style>
    <style:style style:name="Table1.A1" style:family="table-cell">
      <style:table-cell-properties style:vertical-align="bottom" fo:padding="0.0694in" fo:border-left="0.6pt solid #d9d9e3" fo:border-right="none" fo:border-top="0.6pt solid #d9d9e3" fo:border-bottom="0.6pt solid #d9d9e3"/>
    </style:style>
    <style:style style:name="Table1.B1" style:family="table-cell">
      <style:table-cell-properties style:vertical-align="bottom" fo:padding="0.0694in" fo:border="0.6pt solid #d9d9e3"/>
    </style:style>
    <style:style style:name="Table1.A2" style:family="table-cell">
      <style:table-cell-properties style:vertical-align="middle" fo:padding="0.0694in" fo:border-left="0.6pt solid #d9d9e3" fo:border-right="none" fo:border-top="none" fo:border-bottom="0.6pt solid #d9d9e3"/>
    </style:style>
    <style:style style:name="Table1.B2" style:family="table-cell">
      <style:table-cell-properties style:vertical-align="middle" fo:padding="0.0694in" fo:border-left="0.6pt solid #d9d9e3" fo:border-right="0.6pt solid #d9d9e3" fo:border-top="none" fo:border-bottom="0.6pt solid #d9d9e3"/>
    </style:style>
    <style:style style:name="Table1.6" style:family="table-row">
      <style:table-row-properties style:min-row-height="0.875in" fo:keep-together="auto"/>
    </style:style>
    <style:style style:name="P1" style:family="paragraph" style:parent-style-name="Standard">
      <style:text-properties style:font-name="Consolas" fo:font-size="10pt" style:font-name-asian="Consolas1" style:font-size-asian="10pt" style:font-name-complex="Consolas1" style:font-size-complex="10pt"/>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break-before="auto" fo:break-after="auto"/>
    </style:style>
    <style:style style:name="P24"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5">
      <style:paragraph-properties fo:margin-left="0.5in" fo:margin-right="0in" fo:margin-top="0.0398in" fo:margin-bottom="0in" loext:contextual-spacing="false" fo:text-indent="-0.25in" style:auto-text-indent="false"/>
    </style:style>
    <style:style style:name="P26" style:family="paragraph" style:parent-style-name="Standard" style:list-style-name="WWNum12">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text-indent="-0.25in" style:auto-text-indent="false"/>
    </style:style>
    <style:style style:name="P28" style:family="paragraph" style:parent-style-name="Standard" style:list-style-name="WWNum9">
      <style:paragraph-properties fo:margin-left="0.5in" fo:margin-right="0in" fo:text-indent="-0.25in" style:auto-text-indent="false"/>
    </style:style>
    <style:style style:name="P29" style:family="paragraph" style:parent-style-name="Standard" style:list-style-name="WWNum11">
      <style:paragraph-properties fo:margin-left="0.5in" fo:margin-right="0in" fo:text-indent="-0.25in" style:auto-text-indent="false"/>
    </style:style>
    <style:style style:name="P30" style:family="paragraph" style:parent-style-name="Standard" style:list-style-name="WWNum2">
      <style:paragraph-properties fo:margin-left="0.5in" fo:margin-right="0in" fo:text-indent="-0.25in" style:auto-text-indent="false"/>
    </style:style>
    <style:style style:name="P31" style:family="paragraph" style:parent-style-name="Standard" style:list-style-name="WWNum7">
      <style:paragraph-properties fo:margin-left="0.5in" fo:margin-right="0in" fo:text-indent="-0.25in" style:auto-text-indent="false"/>
    </style:style>
    <style:style style:name="P32" style:family="paragraph" style:parent-style-name="Standard" style:list-style-name="WWNum3">
      <style:paragraph-properties fo:margin-left="0.5in" fo:margin-right="0in" fo:text-indent="-0.25in" style:auto-text-indent="false"/>
    </style:style>
    <style:style style:name="P33" style:family="paragraph" style:parent-style-name="Standard" style:list-style-name="WWNum10">
      <style:paragraph-properties fo:margin-left="0.5in" fo:margin-right="0in" fo:text-indent="-0.25in" style:auto-text-indent="false"/>
    </style:style>
    <style:style style:name="P34" style:family="paragraph" style:parent-style-name="Standard" style:list-style-name="WWNum13">
      <style:paragraph-properties fo:margin-left="0.5in" fo:margin-right="0in" fo:text-indent="-0.25in" style:auto-text-indent="false"/>
    </style:style>
    <style:style style:name="P35" style:family="paragraph" style:parent-style-name="Standard" style:list-style-name="WWNum6">
      <style:paragraph-properties fo:margin-left="0.5in" fo:margin-right="0in" fo:text-indent="-0.25in" style:auto-text-indent="false"/>
    </style:style>
    <style:style style:name="P36" style:family="paragraph" style:parent-style-name="Standard" style:list-style-name="WWNum4">
      <style:paragraph-properties fo:margin-left="0.5in" fo:margin-right="0in"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12">
      <style:paragraph-properties fo:margin-left="0.5in" fo:margin-right="0in" fo:margin-top="0in" fo:margin-bottom="0in" loext:contextual-spacing="false" fo:text-indent="-0.25in" style:auto-text-indent="false"/>
    </style:style>
    <style:style style:name="P39" style:family="paragraph" style:parent-style-name="Standard" style:list-style-name="WWNum5">
      <style:paragraph-properties fo:margin-left="0.5in" fo:margin-right="0in" fo:margin-top="0in" fo:margin-bottom="0.0429in" loext:contextual-spacing="false" fo:text-indent="-0.25in" style:auto-text-indent="false"/>
    </style:style>
    <style:style style:name="P40" style:family="paragraph" style:parent-style-name="Standard" style:list-style-name="WWNum12">
      <style:paragraph-properties fo:margin-left="0.5in" fo:margin-right="0in" fo:margin-top="0in" fo:margin-bottom="0.0429in" loext:contextual-spacing="false" fo:text-indent="-0.25in" style:auto-text-indent="false"/>
    </style:style>
    <style:style style:name="P41"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3" style:family="paragraph" style:parent-style-name="Standard">
      <style:paragraph-properties fo:margin-top="0.2638in" fo:margin-bottom="0.2638in" loext:contextual-spacing="false" fo:line-height="171%"/>
    </style:style>
    <style:style style:name="P44" style:family="paragraph" style:parent-style-name="Standard">
      <style:paragraph-properties fo:margin-top="0.2638in" fo:margin-bottom="0.2638in" loext:contextual-spacing="false" fo:line-height="171%" fo:text-align="center" style:justify-single-word="false"/>
    </style:style>
    <style:style style:name="P4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6" style:family="paragraph" style:parent-style-name="Heading_20_1">
      <style:paragraph-properties fo:margin-left="0.3in" fo:margin-right="0in" fo:text-indent="0in" style:auto-text-indent="false" fo:break-before="auto" fo:break-after="auto"/>
    </style:style>
    <style:style style:name="P47" style:family="paragraph" style:parent-style-name="Heading_20_1" style:list-style-name="WWNum8">
      <style:paragraph-properties fo:break-before="auto" fo:break-after="auto"/>
    </style:style>
    <style:style style:name="P48" style:family="paragraph" style:parent-style-name="Heading_20_1" style:list-style-name="WWNum8">
      <style:paragraph-properties fo:text-align="justify" style:justify-single-word="false" fo:break-before="auto" fo:break-after="auto"/>
    </style:style>
    <style:style style:name="P49" style:family="paragraph" style:parent-style-name="Heading_20_2" style:list-style-name="WWNum8"/>
    <style:style style:name="P50" style:family="paragraph" style:parent-style-name="Heading_20_2" style:list-style-name="WWNum8">
      <style:paragraph-properties fo:break-before="auto" fo:break-after="auto"/>
    </style:style>
    <style:style style:name="P5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fo:font-weight="bold" style:font-weight-asian="bold"/>
    </style:style>
    <style:style style:name="T31" style:family="text">
      <style:text-properties style:font-name="Consolas" fo:font-size="10pt" style:font-name-asian="Consolas1" style:font-size-asian="10pt" style:font-name-complex="Consolas1" style:font-size-complex="10pt"/>
    </style:style>
    <style:style style:name="T32" style:family="text">
      <style:text-properties style:font-name="Roboto" fo:font-size="17pt" fo:font-weight="bold" style:font-name-asian="Roboto2" style:font-size-asian="17pt" style:font-weight-asian="bold" style:font-name-complex="Roboto2" style:font-size-complex="17pt"/>
    </style:style>
    <style:style style:name="T33" style:family="text">
      <style:text-properties fo:color="#374151" style:font-name="Roboto" fo:font-size="9.5pt" fo:font-weight="bold" style:font-name-asian="Roboto2" style:font-size-asian="9.5pt" style:font-weight-asian="bold" style:font-name-complex="Roboto2" style:font-size-complex="9.5pt"/>
    </style:style>
    <style:style style:name="T34" style:family="text">
      <style:text-properties fo:color="#374151" style:font-name="Roboto" fo:font-size="9.5pt" style:font-name-asian="Roboto2" style:font-size-asian="9.5pt" style:font-name-complex="Roboto2" style:font-size-complex="9.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Introducción a Learning Analytics con ejemplos prácticos</text:span><text:span text:style-name="T3"><text:line-break/></text:span><text:span text:style-name="T4">UD 04. Caso práctico 05 - Análisis de presentación (Individual)</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4"><text:span text:style-name="T6">Autor: Sergi García Barea</text:span></text:p>
      <text:p text:style-name="P5"><text:span text:style-name="T6">Actualizado Noviembre 2023</text:span></text:p>
      <text:p text:style-name="P7"/>
      <text:p text:style-name="P6"><text:span text:style-name="T7">Licencia</text:span></text:p>
      <text:p text:style-name="P9"/>
      <text:p text:style-name="P8"><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10">Nomenclatura</text:span></text:p>
      <text:p text:style-name="P11"><text:span text:style-name="T11">A lo largo de este tema se utilizarán distintos símbolos para distinguir elementos importantes dentro del contenido. Estos símbolos son:</text:span></text:p>
      <text:p text:style-name="P12"/>
      <text:p text:style-name="P13"><text:span text:style-name="T18">📖 </text:span><text:span text:style-name="T13">Importante</text:span></text:p>
      <text:p text:style-name="P14"/>
      <text:p text:style-name="P13"><text:span text:style-name="T19">❕</text:span><text:span text:style-name="T14"> </text:span><text:span text:style-name="T13">Atención</text:span></text:p>
      <text:p text:style-name="P14"/>
      <text:p text:style-name="P13"><text:span text:style-name="T15">💬</text:span><text:span text:style-name="T13"> Interesante</text:span></text:p>
      <text:p text:style-name="P46"><text:soft-page-break/></text:p>
      <text:p text:style-name="P15"><text:span text:style-name="T2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a xlink:type="simple" xlink:href="#_ge43nvu7ywtj" text:style-name="Index_20_Link" text:visited-style-name="Index_20_Link"><text:span text:style-name="T12">1. Descripción del caso práctico<text:tab/>3</text:span></text:a></text:p>
          <text:p text:style-name="P19"><text:a xlink:type="simple" xlink:href="#_ufc7q4t6mm5g" text:style-name="Index_20_Link" text:visited-style-name="Index_20_Link"><text:span text:style-name="T12">2. Herramientas utilizadas durante el caso práctico<text:tab/>3</text:span></text:a></text:p>
          <text:p text:style-name="P19"><text:a xlink:type="simple" xlink:href="#_tshebzc0i9g" text:style-name="Index_20_Link" text:visited-style-name="Index_20_Link"><text:span text:style-name="T12">3. Análisis de la presentación<text:tab/>3</text:span></text:a></text:p>
          <text:p text:style-name="P21"><text:a xlink:type="simple" xlink:href="#_k8hxodmblroa" text:style-name="Index_20_Link" text:visited-style-name="Index_20_Link"><text:span text:style-name="T11">3.1 <text:s/>“Prompt” sugerido para análisis de la presentación<text:tab/>3</text:span></text:a></text:p>
          <text:p text:style-name="P21"><text:a xlink:type="simple" xlink:href="#_sk8vtqjxlbgy" text:style-name="Index_20_Link" text:visited-style-name="Index_20_Link"><text:span text:style-name="T11">3.2 <text:s/>Ejemplo de respuesta ante el “prompt” sugerido<text:tab/>6</text:span></text:a></text:p>
          <text:p text:style-name="P19"><text:a xlink:type="simple" xlink:href="#_kyspqz4azms1" text:style-name="Index_20_Link" text:visited-style-name="Index_20_Link"><text:span text:style-name="T12">4. Actuaciones<text:tab/>8</text:span></text:a></text:p>
          <text:p text:style-name="P21"><text:a xlink:type="simple" xlink:href="#_hbbhtsfi9p96" text:style-name="Index_20_Link" text:visited-style-name="Index_20_Link"><text:span text:style-name="T11">4.1 <text:s/>“Prompt” sugerido para, tras recibir el análisis de la presentación, sugerir actuaciones<text:tab/>8</text:span></text:a></text:p>
          <text:p text:style-name="P21"><text:a xlink:type="simple" xlink:href="#_gr5gblfhasd2" text:style-name="Index_20_Link" text:visited-style-name="Index_20_Link"><text:span text:style-name="T11">4.2 <text:s/>Ejemplo de respuesta ante el “prompt” sugerido<text:tab/>9</text:span></text:a></text:p>
          <text:p text:style-name="P19"><text:a xlink:type="simple" xlink:href="#_6mthzm8fdk9x" text:style-name="Index_20_Link" text:visited-style-name="Index_20_Link"><text:span text:style-name="T12">5. Bibliografía<text:tab/>10</text:span></text:a></text:p>
        </text:index-body>
      </text:table-of-content>
      <text:p text:style-name="P18"><text:span text:style-name="T21">UD0</text:span><text:span text:style-name="T22">4</text:span><text:span text:style-name="T23">. </text:span><text:span text:style-name="T22">Caso práctico 05 - Análisis de presentación (Individual)</text:span></text:p>
      <text:list xml:id="list1518234317" text:style-name="WWNum8">
        <text:list-item>
          <text:p text:style-name="P47"><text:bookmark text:name="_ge43nvu7ywtj"/>Descripción del caso práctico</text:p>
        </text:list-item>
      </text:list>
      <text:p text:style-name="P22">En este caso práctico, para ilustrar cómo puede utilizarse ChatGPT para aplicarse en el análisis de presentaciones, siempre que estén en un formato estilo Markdown, como es el formato que utiliza Marp <text:a xlink:type="simple" xlink:href="https://marp.app/" text:style-name="ListLabel_20_109" text:visited-style-name="ListLabel_20_109"><text:span text:style-name="T27">https://marp.app/</text:span></text:a> o el de <text:a xlink:type="simple" xlink:href="https://revealjs.com" text:style-name="ListLabel_20_109" text:visited-style-name="ListLabel_20_109"><text:span text:style-name="T27">https://revealjs.com</text:span></text:a> , cuyo editor online es <text:a xlink:type="simple" xlink:href="https://slides.com" text:style-name="ListLabel_20_109" text:visited-style-name="ListLabel_20_109"><text:span text:style-name="T27">https://slides.com</text:span></text:a>.</text:p>
      <text:p text:style-name="P22">Vamos a tomar como ejemplo una presentación en formato Marp <text:a xlink:type="simple" xlink:href="https://marp.app/" text:style-name="ListLabel_20_109" text:visited-style-name="ListLabel_20_109"><text:span text:style-name="T27">https://marp.app/</text:span></text:a> sobre estructuras condicionales y bucles en programación con Python3.</text:p>
      <text:list xml:id="list121936059963223" text:continue-numbering="true" text:style-name="WWNum8">
        <text:list-item>
          <text:p text:style-name="P47"><text:bookmark text:name="_ufc7q4t6mm5g"/>Herramientas utilizadas durante el caso práctico</text:p>
        </text:list-item>
      </text:list>
      <text:p text:style-name="P23">A continuación, indicamos las herramientas utilizadas para realizar este caso práctico:</text:p>
      <text:list xml:id="list2362544125" text:style-name="WWNum1">
        <text:list-item>
          <text:p text:style-name="P24">ChatGPT: <text:a xlink:type="simple" xlink:href="https://chat.openai.com/" text:style-name="ListLabel_20_109" text:visited-style-name="ListLabel_20_109"><text:span text:style-name="T27">https://chat.openai.com/</text:span></text:a></text:p>
        </text:list-item>
        <text:list-item>
          <text:p text:style-name="P27">Marp <text:a xlink:type="simple" xlink:href="https://marp.app/" text:style-name="ListLabel_20_109" text:visited-style-name="ListLabel_20_109"><text:span text:style-name="T27">https://marp.app/</text:span></text:a></text:p>
        </text:list-item>
      </text:list>
      <text:list xml:id="list121936489818532" text:continue-list="list121936059963223" text:style-name="WWNum8">
        <text:list-item>
          <text:p text:style-name="P47"><text:bookmark text:name="_tshebzc0i9g"/>Análisis de la presentación</text:p>
          <text:list>
            <text:list-item>
              <text:p text:style-name="P50"><text:bookmark text:name="_k8hxodmblroa"/>“Prompt” sugerido para análisis de la presentación</text:p>
            </text:list-item>
          </text:list>
        </text:list-item>
      </text:list>
      <text:p text:style-name="P41"><text:span text:style-name="T19">❕</text:span><text:span text:style-name="T29"> </text:span><text:span text:style-name="T30">Atención: </text:span><text:s/>a efectos prácticos, el “prompt” es el texto que debemos escribir en una nueva conversación con ChatGPT para obtener información deseada.</text:p>
      <text:p text:style-name="Standard"><text:span text:style-name="T31">Actúa como un experto analista de presentaciones. La presentación trata sobre estructuras condicionales y bucles en Python 3. Muestra algunas métricas interesantes del texto (palabras clave, ideas clave expresadas, diversidad léxica, coherencia, cohesión, estructura del texto, estilo y tono, ideas clave del contexto que sean necesarias, pero no hayan sido utilizadas, velocidad de lectura de cada diapositiva, palabras por diapositiva, adecuación de la cantidad de palabras utilizadas en cada diapositiva, así como otras que consideres útiles) presentándolas en una tabla e indicando observaciones en ellas. Tras ello, indica ideas clave detectadas en la presentación e indica si son adecuadas para la presentación, así como evalúa del 1 al 10 cuanto de adecuado es la presentación a su contexto. Finalmente, propón mejoras concretas a la presentación realizada, tanto a nivel de redacción, de legibilidad por quien observe la presentación, como a nivel de contenido.</text:span></text:p>
      <text:p text:style-name="P1"/>
      <text:p text:style-name="Standard"><text:span text:style-name="T31">La presentación a analizar expresada en formato Marp Markdown es:</text:span></text:p>
      <text:p text:style-name="Standard"><text:span text:style-name="T31">---</text:span></text:p>
      <text:p text:style-name="Standard"><text:span text:style-name="T31">marp: true</text:span></text:p>
      <text:p text:style-name="Standard"><text:span text:style-name="T31">---</text:span></text:p>
      <text:p text:style-name="P1"/>
      <text:p text:style-name="Standard"><text:span text:style-name="T31"># Estructuras condicionales y bucles en Python3</text:span></text:p>
      <text:p text:style-name="P1"/>
      <text:p text:style-name="Standard"><text:span text:style-name="T31">---</text:span></text:p>
      <text:p text:style-name="P1"><text:soft-page-break/></text:p>
      <text:p text:style-name="Standard"><text:span text:style-name="T31">## Introducción</text:span></text:p>
      <text:p text:style-name="P1"/>
      <text:p text:style-name="Standard"><text:span text:style-name="T31">- En programación, las estructuras condicionales y bucles son fundamentales.</text:span></text:p>
      <text:p text:style-name="Standard"><text:span text:style-name="T31">- Permiten controlar el flujo de ejecución del programa.</text:span></text:p>
      <text:p text:style-name="Standard"><text:span text:style-name="T31">- En Python3, tenemos varias construcciones para implementar estas estructuras.</text:span></text:p>
      <text:p text:style-name="P1"/>
      <text:p text:style-name="Standard"><text:span text:style-name="T31">---</text:span></text:p>
      <text:p text:style-name="P1"/>
      <text:p text:style-name="Standard"><text:span text:style-name="T31">## Estructuras Condicionales</text:span></text:p>
      <text:p text:style-name="P1"/>
      <text:p text:style-name="Standard"><text:span text:style-name="T31">### If-else</text:span></text:p>
      <text:p text:style-name="P1"/>
      <text:p text:style-name="Standard"><text:span text:style-name="T31">```python</text:span></text:p>
      <text:p text:style-name="Standard"><text:span text:style-name="T31">if condicion:</text:span></text:p>
      <text:p text:style-name="Standard"><text:span text:style-name="T31"><text:s text:c="4"/># Bloque de código si la condición es verdadera</text:span></text:p>
      <text:p text:style-name="Standard"><text:span text:style-name="T31">else:</text:span></text:p>
      <text:p text:style-name="Standard"><text:span text:style-name="T31"><text:s text:c="4"/># Bloque de código si la condición es falsa</text:span></text:p>
      <text:p text:style-name="Standard"><text:span text:style-name="T31">```</text:span></text:p>
      <text:p text:style-name="P1"/>
      <text:p text:style-name="Standard"><text:span text:style-name="T31">### Elif</text:span></text:p>
      <text:p text:style-name="P1"><text:soft-page-break/></text:p>
      <text:p text:style-name="Standard"><text:span text:style-name="T31">```python</text:span></text:p>
      <text:p text:style-name="Standard"><text:span text:style-name="T31">if condicion1:</text:span></text:p>
      <text:p text:style-name="Standard"><text:span text:style-name="T31"><text:s text:c="4"/># Bloque de código si la condición1 es verdadera</text:span></text:p>
      <text:p text:style-name="Standard"><text:span text:style-name="T31">elif condicion2:</text:span></text:p>
      <text:p text:style-name="Standard"><text:span text:style-name="T31"><text:s text:c="4"/># Bloque de código si la condición2 es verdadera</text:span></text:p>
      <text:p text:style-name="Standard"><text:span text:style-name="T31">else:</text:span></text:p>
      <text:p text:style-name="Standard"><text:span text:style-name="T31"><text:s text:c="4"/># Bloque de código si ninguna condición es verdadera</text:span></text:p>
      <text:p text:style-name="Standard"><text:span text:style-name="T31">```</text:span></text:p>
      <text:p text:style-name="P1"/>
      <text:p text:style-name="Standard"><text:span text:style-name="T31">---</text:span></text:p>
      <text:p text:style-name="P1"/>
      <text:p text:style-name="Standard"><text:span text:style-name="T31">## Bucles (Loops)</text:span></text:p>
      <text:p text:style-name="P1"/>
      <text:p text:style-name="Standard"><text:span text:style-name="T31">### Bucle While</text:span></text:p>
      <text:p text:style-name="P1"/>
      <text:p text:style-name="Standard"><text:span text:style-name="T31">```python</text:span></text:p>
      <text:p text:style-name="Standard"><text:span text:style-name="T31">while condicion:</text:span></text:p>
      <text:p text:style-name="Standard"><text:span text:style-name="T31"><text:s text:c="4"/># Bloque de código ejecutado mientras la condición sea verdadera</text:span></text:p>
      <text:p text:style-name="Standard"><text:span text:style-name="T31">```</text:span></text:p>
      <text:p text:style-name="P1"/>
      <text:p text:style-name="Standard"><text:soft-page-break/><text:span text:style-name="T31">### Bucle For</text:span></text:p>
      <text:p text:style-name="P1"/>
      <text:p text:style-name="Standard"><text:span text:style-name="T31">#### Iterando sobre una secuencia</text:span></text:p>
      <text:p text:style-name="P1"/>
      <text:p text:style-name="Standard"><text:span text:style-name="T31">```python</text:span></text:p>
      <text:p text:style-name="Standard"><text:span text:style-name="T31">for elemento in secuencia:</text:span></text:p>
      <text:p text:style-name="Standard"><text:span text:style-name="T31"><text:s text:c="4"/># Bloque de código ejecutado para cada elemento en la secuencia</text:span></text:p>
      <text:p text:style-name="Standard"><text:span text:style-name="T31">```</text:span></text:p>
      <text:p text:style-name="P1"/>
      <text:p text:style-name="Standard"><text:span text:style-name="T31">#### Range</text:span></text:p>
      <text:p text:style-name="P1"/>
      <text:p text:style-name="Standard"><text:span text:style-name="T31">```python</text:span></text:p>
      <text:p text:style-name="Standard"><text:span text:style-name="T31">for i in range(inicio, fin, paso):</text:span></text:p>
      <text:p text:style-name="Standard"><text:span text:style-name="T31"><text:s text:c="4"/># Bloque de código ejecutado para i en el rango [inicio, fin) con paso</text:span></text:p>
      <text:p text:style-name="Standard"><text:span text:style-name="T31">```</text:span></text:p>
      <text:p text:style-name="P1"/>
      <text:p text:style-name="Standard"><text:span text:style-name="T31">---</text:span></text:p>
      <text:p text:style-name="P1"/>
      <text:p text:style-name="Standard"><text:span text:style-name="T31">## Ejemplos Prácticos</text:span></text:p>
      <text:p text:style-name="P1"/>
      <text:p text:style-name="Standard"><text:span text:style-name="T31">### Estructuras Condicionales</text:span></text:p>
      <text:p text:style-name="P1"><text:soft-page-break/></text:p>
      <text:p text:style-name="Standard"><text:span text:style-name="T31">```python</text:span></text:p>
      <text:p text:style-name="Standard"><text:span text:style-name="T31">edad = 18</text:span></text:p>
      <text:p text:style-name="P1"/>
      <text:p text:style-name="Standard"><text:span text:style-name="T31">if edad &gt;= 18:</text:span></text:p>
      <text:p text:style-name="Standard"><text:span text:style-name="T31"><text:s text:c="4"/>print("Eres mayor de edad")</text:span></text:p>
      <text:p text:style-name="Standard"><text:span text:style-name="T31">else:</text:span></text:p>
      <text:p text:style-name="Standard"><text:span text:style-name="T31"><text:s text:c="4"/>print("Eres menor de edad")</text:span></text:p>
      <text:p text:style-name="Standard"><text:span text:style-name="T31">```</text:span></text:p>
      <text:p text:style-name="P1"/>
      <text:p text:style-name="Standard"><text:span text:style-name="T31">### Bucles</text:span></text:p>
      <text:p text:style-name="P1"/>
      <text:p text:style-name="Standard"><text:span text:style-name="T31">```python</text:span></text:p>
      <text:p text:style-name="Standard"><text:span text:style-name="T31"># Imprimir los números del 1 al 5 usando un bucle for</text:span></text:p>
      <text:p text:style-name="Standard"><text:span text:style-name="T31">for i in range(1, 6):</text:span></text:p>
      <text:p text:style-name="Standard"><text:span text:style-name="T31"><text:s text:c="4"/>print(i)</text:span></text:p>
      <text:p text:style-name="Standard"><text:span text:style-name="T31">```</text:span></text:p>
      <text:p text:style-name="P1"/>
      <text:p text:style-name="Standard"><text:span text:style-name="T31">---</text:span></text:p>
      <text:p text:style-name="P1"/>
      <text:p text:style-name="Standard"><text:span text:style-name="T31">## Conclusiones</text:span></text:p>
      <text:p text:style-name="P1"><text:soft-page-break/></text:p>
      <text:p text:style-name="Standard"><text:span text:style-name="T31">- Las estructuras condicionales y bucles son esenciales en programación.</text:span></text:p>
      <text:p text:style-name="Standard"><text:span text:style-name="T31">- En Python3, se utilizan `if-else`, `elif` para estructuras condicionales y `while`, `for` para bucles.</text:span></text:p>
      <text:p text:style-name="P1"/>
      <text:p text:style-name="Standard"><text:span text:style-name="T31">---</text:span></text:p>
      <text:p text:style-name="P1"/>
      <text:p text:style-name="Standard"><text:span text:style-name="T31">## ¡Gracias!</text:span></text:p>
      <text:p text:style-name="P1"/>
      <text:p text:style-name="Standard"><text:span text:style-name="T31">- ¿Preguntas?</text:span></text:p>
      <text:p text:style-name="P1"/>
      <text:p text:style-name="Standard"><text:span text:style-name="T31">@Sergi García</text:span></text:p>
      <text:list xml:id="list121936410624955" text:continue-numbering="true" text:style-name="WWNum8">
        <text:list-item>
          <text:list>
            <text:list-item>
              <text:p text:style-name="P49"><text:bookmark text:name="_sk8vtqjxlbgy"/>Ejemplo de respuesta ante el “prompt” sugerido</text:p>
            </text:list-item>
          </text:list>
        </text:list-item>
      </text:list>
      <text:p text:style-name="P41"><text:span text:style-name="T19">❕</text:span><text:span text:style-name="T29"> </text:span><text:span text:style-name="T30">Atención: </text:span><text:s/>la respuesta ante un mismo “prompt” nunca será exactamente igual. Esto es así debido a las propias características de los LLM como ChatGPT, donde la salida cada vez se genera de nuevo.</text:p>
      <text:p text:style-name="Standard">Vamos a analizar la presentación sobre estructuras condicionales y bucles en Python 3. A continuación, se presenta una tabla con diversas métricas, seguidas de observaciones y recomendaciones:</text:p>
      <table:table table:name="Table1" table:style-name="Table1">
        <table:table-column table:style-name="Table1.A"/>
        <table:table-column table:style-name="Table1.B"/>
        <text:soft-page-break/>
        <table:table-row table:style-name="Table1.1">
          <table:table-cell table:style-name="Table1.A1" office:value-type="string">
            <text:p text:style-name="P44"><text:span text:style-name="T33">Métrica</text:span></text:p>
          </table:table-cell>
          <table:table-cell table:style-name="Table1.B1" office:value-type="string">
            <text:p text:style-name="P44"><text:span text:style-name="T33">Resultado/Observación</text:span></text:p>
          </table:table-cell>
        </table:table-row>
        <table:table-row table:style-name="Table1.1">
          <table:table-cell table:style-name="Table1.A2" office:value-type="string">
            <text:p text:style-name="P43"><text:span text:style-name="T34">Palabras clave</text:span></text:p>
          </table:table-cell>
          <table:table-cell table:style-name="Table1.B2" office:value-type="string">
            <text:p text:style-name="P43"><text:span text:style-name="T34">Python3, estructuras condicionales, bucles, if-else, elif, while, for, range.</text:span></text:p>
          </table:table-cell>
        </table:table-row>
        <table:table-row table:style-name="Table1.1">
          <table:table-cell table:style-name="Table1.A2" office:value-type="string">
            <text:p text:style-name="P43"><text:span text:style-name="T34">Ideas clave expresadas</text:span></text:p>
          </table:table-cell>
          <table:table-cell table:style-name="Table1.B2" office:value-type="string">
            <text:p text:style-name="P43"><text:span text:style-name="T34">Control de flujo, construcciones en Python3, estructuras condicionales y bucles, ejemplos prácticos.</text:span></text:p>
          </table:table-cell>
        </table:table-row>
        <table:table-row table:style-name="Table1.1">
          <table:table-cell table:style-name="Table1.A2" office:value-type="string">
            <text:p text:style-name="P43"><text:span text:style-name="T34">Diversidad léxica</text:span></text:p>
          </table:table-cell>
          <table:table-cell table:style-name="Table1.B2" office:value-type="string">
            <text:p text:style-name="P43"><text:span text:style-name="T34">Adecuada, pero se podría mejorar introduciendo sinónimos y variaciones léxicas.</text:span></text:p>
          </table:table-cell>
        </table:table-row>
        <table:table-row table:style-name="Table1.1">
          <table:table-cell table:style-name="Table1.A2" office:value-type="string">
            <text:p text:style-name="P43"><text:span text:style-name="T34">Coherencia</text:span></text:p>
          </table:table-cell>
          <table:table-cell table:style-name="Table1.B2" office:value-type="string">
            <text:p text:style-name="P43"><text:span text:style-name="T34">Coherente en la presentación de las estructuras y ejemplos.</text:span></text:p>
          </table:table-cell>
        </table:table-row>
        <table:table-row table:style-name="Table1.6">
          <table:table-cell table:style-name="Table1.A2" office:value-type="string">
            <text:p text:style-name="P43"><text:span text:style-name="T34">Cohesión</text:span></text:p>
          </table:table-cell>
          <table:table-cell table:style-name="Table1.B2" office:value-type="string">
            <text:p text:style-name="P43"><text:span text:style-name="T34">Buena cohesión en la progresión de ideas y ejemplos.</text:span></text:p>
          </table:table-cell>
        </table:table-row>
        <table:table-row table:style-name="Table1.1">
          <table:table-cell table:style-name="Table1.A2" office:value-type="string">
            <text:p text:style-name="P43"><text:span text:style-name="T34">Estructura del texto</text:span></text:p>
          </table:table-cell>
          <table:table-cell table:style-name="Table1.B2" office:value-type="string">
            <text:p text:style-name="P43"><text:span text:style-name="T34">Bien organizada, pero podría mejorar la transición entre algunas diapositivas.</text:span></text:p>
          </table:table-cell>
        </table:table-row>
        <table:table-row table:style-name="Table1.1">
          <table:table-cell table:style-name="Table1.A2" office:value-type="string">
            <text:p text:style-name="P43"><text:span text:style-name="T34">Estilo y tono</text:span></text:p>
          </table:table-cell>
          <table:table-cell table:style-name="Table1.B2" office:value-type="string">
            <text:p text:style-name="P43"><text:span text:style-name="T34">Formal y claro, adecuado para una presentación técnica.</text:span></text:p>
          </table:table-cell>
        </table:table-row>
        <table:table-row table:style-name="Table1.1">
          <table:table-cell table:style-name="Table1.A2" office:value-type="string">
            <text:p text:style-name="P43"><text:span text:style-name="T34">Ideas clave del contexto</text:span></text:p>
          </table:table-cell>
          <table:table-cell table:style-name="Table1.B2" office:value-type="string">
            <text:p text:style-name="P43"><text:span text:style-name="T34">No se mencionan ideas clave del contexto específico, pero puede ser aceptable dependiendo del público objetivo.</text:span></text:p>
          </table:table-cell>
        </table:table-row>
        <table:table-row table:style-name="Table1.1">
          <table:table-cell table:style-name="Table1.A2" office:value-type="string">
            <text:p text:style-name="P43"><text:span text:style-name="T34">Velocidad de lectura por diapositiva</text:span></text:p>
          </table:table-cell>
          <table:table-cell table:style-name="Table1.B2" office:value-type="string">
            <text:p text:style-name="P43"><text:span text:style-name="T34">Adecuada en general, pero podría variar según la familiaridad del público con el tema.</text:span></text:p>
          </table:table-cell>
        </table:table-row>
        <table:table-row table:style-name="Table1.1">
          <table:table-cell table:style-name="Table1.A2" office:value-type="string">
            <text:p text:style-name="P43"><text:span text:style-name="T34">Palabras por diapositiva</text:span></text:p>
          </table:table-cell>
          <table:table-cell table:style-name="Table1.B2" office:value-type="string">
            <text:p text:style-name="P43"><text:span text:style-name="T34">En promedio, las diapositivas tienen una cantidad razonable de palabras.</text:span></text:p>
          </table:table-cell>
        </table:table-row>
        <table:table-row table:style-name="Table1.1">
          <table:table-cell table:style-name="Table1.A2" office:value-type="string">
            <text:p text:style-name="P43"><text:span text:style-name="T34">Adecuación de la cantidad de palabras</text:span></text:p>
          </table:table-cell>
          <table:table-cell table:style-name="Table1.B2" office:value-type="string">
            <text:p text:style-name="P43"><text:span text:style-name="T34">Adecuada en la mayoría de las diapositivas, pero algunas podrían simplificarse.</text:span></text:p>
          </table:table-cell>
        </table:table-row>
      </table:table>
      <text:p text:style-name="Standard">Ideas clave detectadas:</text:p>
      <text:list xml:id="list920286337" text:style-name="WWNum5">
        <text:list-item>
          <text:p text:style-name="P25">Estructuras condicionales y bucles son fundamentales en programación.</text:p>
        </text:list-item>
        <text:list-item>
          <text:p text:style-name="P37">Python3 ofrece construcciones como if-else, elif, while y for para implementar estas estructuras.</text:p>
        </text:list-item>
        <text:list-item>
          <text:p text:style-name="P39">Ejemplos prácticos demuestran el uso de estas estructuras en Python3.</text:p>
        </text:list-item>
      </text:list>
      <text:p text:style-name="Standard">Evaluación de adecuación (1 al 10): 8</text:p>
      <text:p text:style-name="Standard">Observaciones:</text:p>
      <text:list xml:id="list1510130382" text:style-name="WWNum9">
        <text:list-item>
          <text:p text:style-name="P28">La presentación es sólida, pero puede beneficiarse de una introducción más atractiva para captar la atención del público desde el principio.</text:p>
        </text:list-item>
        <text:list-item>
          <text:p text:style-name="P28">La transición entre las secciones de estructuras condicionales y bucles podría mejorarse para una comprensión más fluida.</text:p>
        </text:list-item>
        <text:list-item>
          <text:p text:style-name="P28">Algunos ejemplos podrían ser más descriptivos para ilustrar mejor la utilidad práctica de las estructuras y bucles en Python3.</text:p>
        </text:list-item>
      </text:list>
      <text:p text:style-name="Standard">Recomendaciones:</text:p>
      <text:list xml:id="list1338709225" text:style-name="WWNum12">
        <text:list-item>
          <text:p text:style-name="P26">Introducción más atractiva: Iniciar con una pregunta, estadística o escenario práctico para involucrar a la audiencia desde el principio.</text:p>
        </text:list-item>
        <text:list-item>
          <text:p text:style-name="P38">Mejora en transiciones: Añadir una breve transición entre la introducción y la sección de estructuras condicionales para facilitar la conexión.</text:p>
        </text:list-item>
        <text:list-item>
          <text:p text:style-name="P38">Ejemplos más descriptivos: Ampliar algunos ejemplos prácticos para mostrar aplicaciones más realistas de las estructuras y bucles en Python3.</text:p>
        </text:list-item>
        <text:list-item>
          <text:p text:style-name="P40">Variedad léxica: Introducir sinónimos y variaciones léxicas para evitar repeticiones y enriquecer el vocabulario.</text:p>
        </text:list-item>
      </text:list>
      <text:p text:style-name="Standard">Con estas mejoras, la presentación será más efectiva y accesible para un público diverso.</text:p>
      <text:list xml:id="list121936613472687" text:continue-list="list121936410624955" text:style-name="WWNum8">
        <text:list-item>
          <text:p text:style-name="P47"><text:bookmark text:name="_kyspqz4azms1"/>Actuaciones</text:p>
        </text:list-item>
      </text:list>
      <text:p text:style-name="Standard">Para mostrar la potencia de ChatGPT para proponer actuaciones, vamos a ver un ejemplo a través de un “prompt.”</text:p>
      <text:p text:style-name="P41"><text:span text:style-name="T19">❕</text:span><text:span text:style-name="T29"> </text:span><text:span text:style-name="T30">Atención: </text:span>Las actuaciones SIEMPRE deben estar supervisadas por un experto humano.</text:p>
      <text:list xml:id="list121934882383976" text:continue-numbering="true" text:style-name="WWNum8">
        <text:list-item>
          <text:list>
            <text:list-item>
              <text:p text:style-name="P49"><text:bookmark text:name="_hbbhtsfi9p96"/>“Prompt” sugerido para, tras recibir el análisis de la presentación, sugerir actuaciones</text:p>
            </text:list-item>
          </text:list>
        </text:list-item>
      </text:list>
      <text:p text:style-name="P41"><text:span text:style-name="T19">❕</text:span><text:span text:style-name="T29"> </text:span><text:span text:style-name="T30">Atención: </text:span><text:s/>Este “prompt” debe ser parte de la conversación con ChatGPT en el contexto del análisis de la presentación.</text:p>
      <text:p text:style-name="Standard"><text:soft-page-break/><text:span text:style-name="T31">Actúa como un experto en docencia y análisis de presentaciones. Haz sugerencias de actuaciones que debe realizar el profesorado hacia el alumno que ha realizado la presentación analizada.</text:span></text:p>
      <text:list xml:id="list121935635801128" text:continue-numbering="true" text:style-name="WWNum8">
        <text:list-item>
          <text:list>
            <text:list-item>
              <text:p text:style-name="P49"><text:bookmark text:name="_gr5gblfhasd2"/>Ejemplo de respuesta ante el “prompt” sugerido</text:p>
            </text:list-item>
          </text:list>
        </text:list-item>
      </text:list>
      <text:p text:style-name="Standard">Claro, basándonos en el análisis de la presentación sobre estructuras condicionales y bucles en Python3, aquí hay algunas sugerencias para el profesorado dirigidas al alumno que realizó la presentación:</text:p>
      <text:p text:style-name="Standard"/>
      <text:p text:style-name="Standard">Introducción Atractiva:</text:p>
      <text:list xml:id="list3173574660" text:style-name="WWNum11">
        <text:list-item>
          <text:p text:style-name="P29">Sugerencia: Se recomienda comenzar la presentación con una introducción más atractiva para captar la atención del público desde el principio. Puede considerar el uso de estadísticas, preguntas intrigantes o escenarios prácticos que conecten con la audiencia.</text:p>
        </text:list-item>
      </text:list>
      <text:p text:style-name="Standard">Transiciones Claras:</text:p>
      <text:list xml:id="list755126042" text:style-name="WWNum2">
        <text:list-item>
          <text:p text:style-name="P30">Sugerencia: Trabajar en mejorar las transiciones entre las secciones. Asegúrese de que la conexión entre la introducción y las secciones de estructuras condicionales y bucles sea clara para facilitar la comprensión del flujo de la presentación.</text:p>
        </text:list-item>
      </text:list>
      <text:p text:style-name="Standard">Ejemplos Prácticos Más Descriptivos:</text:p>
      <text:list xml:id="list86230727" text:style-name="WWNum7">
        <text:list-item>
          <text:p text:style-name="P31">Sugerencia: Ampliar y enriquecer algunos de los ejemplos prácticos. Esto ayudará a los espectadores a visualizar mejor la utilidad práctica de las estructuras y bucles en Python3. Puede incorporar casos de uso más realistas o escenarios comunes en el desarrollo.</text:p>
        </text:list-item>
      </text:list>
      <text:p text:style-name="Standard">Variedad Léxica:</text:p>
      <text:list xml:id="list233737001" text:style-name="WWNum3">
        <text:list-item>
          <text:p text:style-name="P32">Sugerencia: Introducir mayor variedad léxica para evitar repeticiones y enriquecer el vocabulario. Utilizar sinónimos y variaciones léxicas puede hacer la presentación más interesante y profesional.</text:p>
        </text:list-item>
      </text:list>
      <text:p text:style-name="Standard">Revisión de la Cantidad de Palabras por Diapositiva:</text:p>
      <text:list xml:id="list2520961323" text:style-name="WWNum10">
        <text:list-item>
          <text:p text:style-name="P33">Sugerencia: Revisar cuidadosamente la cantidad de palabras en cada diapositiva. Asegurarse de que la cantidad de información en cada diapositiva sea equilibrada y no abrumadora. Menos texto y más elementos visuales pueden mejorar la retención de información.</text:p>
        </text:list-item>
      </text:list>
      <text:p text:style-name="Standard">Contextualización del Público Objetivo:</text:p>
      <text:list xml:id="list1290347861" text:style-name="WWNum13">
        <text:list-item>
          <text:p text:style-name="P34">Sugerencia: Considerar la audiencia objetivo al presentar. Dependiendo del nivel de familiaridad con el tema, ajustar la velocidad de lectura y explicación para garantizar una comprensión óptima.</text:p>
        </text:list-item>
      </text:list>
      <text:p text:style-name="Standard">Añadir Preguntas Interactivas:</text:p>
      <text:list xml:id="list1477299795" text:style-name="WWNum6">
        <text:list-item>
          <text:p text:style-name="P35">Sugerencia: Introducir preguntas interactivas durante la presentación para fomentar la participación de la audiencia. Esto puede ayudar a mantener el interés y evaluar la comprensión del material.</text:p>
        </text:list-item>
      </text:list>
      <text:p text:style-name="Standard"/>
      <text:p text:style-name="Standard"/>
      <text:p text:style-name="Standard">Cierre Impactante:</text:p>
      <text:list xml:id="list180951828" text:style-name="WWNum4">
        <text:list-item>
          <text:p text:style-name="P36"><text:soft-page-break/>Sugerencia: Concluir la presentación con un resumen claro de las ideas clave y un cierre impactante. Puede ser una llamada a la acción, un desafío o una reflexión que deje una impresión duradera en la audiencia.</text:p>
        </text:list-item>
      </text:list>
      <text:p text:style-name="Standard">Estas sugerencias están diseñadas para mejorar la efectividad de la presentación, haciéndola más atractiva, comprensible y memorable para el público objetivo. Al implementar estos ajustes, el alumno puede elevar la calidad de sus presentaciones futuras.</text:p>
      <text:p text:style-name="P42"><text:span text:style-name="T18">📖 </text:span><text:span text:style-name="T30">Importante: </text:span><text:s/>recordad que tras cada actuación finalmente realizada, debe realizarse un seguimiento a través del tiempo para facilitar la evaluación de la misma.</text:p>
      <text:list xml:id="list121936238613434" text:continue-list="list121935635801128" text:style-name="WWNum8">
        <text:list-item>
          <text:p text:style-name="P48"><text:bookmark text:name="_6mthzm8fdk9x"/>Bibliografía</text:p>
        </text:list-item>
      </text:list>
      <text:p text:style-name="P6">[1] Awesome ChatGPT Prompts <text:a xlink:type="simple" xlink:href="https://github.com/f/awesome-chatgpt-prompts" text:style-name="ListLabel_20_109" text:visited-style-name="ListLabel_20_109"><text:span text:style-name="T27">https://github.com/f/awesome-chatgpt-prompts</text:span></text:a></text:p>
      <text:p text:style-name="P6"/>
      <text:p text:style-name="P6">[2] Prompts ChatGPT para educación</text:p>
      <text:p text:style-name="P6"><text:s/><text:a xlink:type="simple" xlink:href="https://github.com/sergarb1/AwesomeList-Prompts-ChatGPT-Educacion" text:style-name="ListLabel_20_109" text:visited-style-name="ListLabel_20_109"><text:span text:style-name="T27">https://github.com/sergarb1/AwesomeList-Prompts-ChatGPT-Educacion</text:span></text:a></text:p>
      <text:p text:style-name="P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2" svg:font-family="Robot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37415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5</text:span></text:p>
      </style:header>
      <style:footer>
        <text:p text:style-name="MP2"><text:span text:style-name="MT1">Curso Introducción a Learning Analytics<text:tab/> <text:tab/>UD04 - Página</text:span><text:span text:style-name="MT2"> </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1" meta:paragraph-count="177" meta:word-count="1648" meta:character-count="11135" meta:non-whitespace-character-count="9626"/>
    <meta:generator>LibreOfficeDev/6.0.5.2$Linux_X86_64 LibreOffice_project/</meta:generator>
  </office:meta>
</office:document-meta>
</file>